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Desired Gain</text:p>
          </table:table-cell>
          <table:table-cell office:value-type="string" calcext:value-type="string">
            <text:p>Calculated Resistor Value in KiloOhms</text:p>
          </table:table-cell>
          <table:table-cell/>
        </table:table-row>
        <table:table-row table:style-name="ro1">
          <table:table-cell table:number-columns-repeated="3"/>
          <table:table-cell table:formula="of:=1.65*2" office:value-type="float" office:value="3.3" calcext:value-type="float">
            <text:p>3.3</text:p>
          </table:table-cell>
          <table:table-cell table:formula="of:=49.4/([.D12]-1)" office:value-type="float" office:value="21.4782608695652" calcext:value-type="float">
            <text:p>21.4782608695652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esistor Value</text:p>
          </table:table-cell>
          <table:table-cell office:value-type="string" calcext:value-type="string">
            <text:p>Calculated Gain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formula="of:=1+(49.4/[.D17])" office:value-type="float" office:value="1.65866666666667" calcext:value-type="float">
            <text:p>1.65866666666667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Parallel resistor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Fixed Value</text:p>
          </table:table-cell>
          <table:table-cell table:style-name="ce1" office:value-type="string" calcext:value-type="string">
            <text:p>Higher gain total value needed</text:p>
          </table:table-cell>
          <table:table-cell office:value-type="string" calcext:value-type="string">
            <text:p>Calculated jumperable resistor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formula="of:=1/(1/[.E26]-1/[.D26])" office:value-type="float" office:value="31.1320754716981" calcext:value-type="float">
            <text:p>31.1320754716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00:04:29.146713315</meta:creation-date>
    <dc:date>2023-04-29T01:27:55.091905106</dc:date>
    <meta:editing-duration>PT1H13M15S</meta:editing-duration>
    <meta:editing-cycles>3</meta:editing-cycles>
    <meta:generator>LibreOffice/7.3.7.2$Linux_X86_64 LibreOffice_project/30$Build-2</meta:generator>
    <meta:document-statistic meta:table-count="1" meta:cell-count="15" meta:object-count="0"/>
  </office:meta>
</office:document-meta>
</file>